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deline Hyneman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 January 1874</text:p>
      <text:p text:style-name="P5">Month<text:tab/><text:tab/><text:tab/><text:tab/><text:tab/><text:tab/>January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1015 Green Street/</text:span></text:p>
      <text:p text:style-name="P2"><text:span text:style-name="T1">My Dear Friend/</text:span></text:p>
      <text:p text:style-name="P2"><text:span text:style-name="T1"><text:tab/>I had hoped and/ expressed the wish (that for many/ reasons) our friends would this year only/ demonstrate their kindness by/ passing a social evening with us,/ as we are already under too many/ obligations to them. <text:s/>They however/ have not been influenced by our/ wishes, as we are the recipients of/ more elegant presents than usual/ and of which yours stands foremost/ it is very beautiful and does credit/ to the taste of the donor. <text:s/>I can only/ say that we appreciate your kindness/</text:span></text:p>
      <text:p text:style-name="P2"><text:span text:style-name="T1"/></text:p>
      <text:p text:style-name="P2"><text:span text:style-name="T1">[Page 2]<text:line-break/>which is manifested in so many/ instances that I see it on every /side, as we have scarcely a room/ in the house that does not contain/ some token of your friendship./ <text:s/>Hoping to see you this evening/</text:span></text:p>
      <text:p text:style-name="P2"><text:span text:style-name="T1"><text:tab/>I am yours very truly/</text:span></text:p>
      <text:p text:style-name="P2"><text:span text:style-name="T1"><text:tab/><text:tab/>Adeline Hyneman/</text:span></text:p>
      <text:p text:style-name="P2"><text:span text:style-name="T1">Mr Hyneman desires/ thanks &amp; kind regards/</text:span></text:p>
      <text:p text:style-name="P2"><text:span text:style-name="T1"/></text:p>
      <text:p text:style-name="P2"><text:span text:style-name="T1">Jan 1</text:span><text:span text:style-name="T2">st</text:span><text:span text:style-name="T1"> 1874/</text:span></text:p>
      <text:p text:style-name="P2"><text:span text:style-name="T1"><text:tab/><text:tab/>To Rev S Morais/</text:span></text:p>
      <text:p text:style-name="P2"><text:span text:style-name="T1"/></text:p>
      <text:p text:style-name="P2"><text:span text:style-name="T1">We expect Nina &amp; Henry also, this/ evening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9T10:46:25</meta:creation-date>
    <dc:date>2009-05-19T11:03:26</dc:date>
    <dc:language>en-US</dc:language>
    <meta:editing-cycles>2</meta:editing-cycles>
    <meta:editing-duration>PT1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1" meta:word-count="320" meta:character-count="2151"/>
  </office:meta>
</office:document-meta>
</file>